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office:value-type="string">
            <text:p>Xander ben Shari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office:value-type="string">
            <text:p>Venclaw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office:value-type="string">
            <text:p>Reyan Vannis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office:value-type="string">
            <text:p>Xuio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office:value-type="string">
            <text:p>Issac Fili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office:value-type="string">
            <text:p>Nike J'Ta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office:value-type="string">
            <text:p>Killrick Emm Glas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office:value-type="string">
            <text:p>Yassir Cassind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6">12/16/2023</text:date>, <text:time>13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3H42M7S</meta:editing-duration>
    <meta:editing-cycles>11</meta:editing-cycles>
    <meta:generator>OpenOffice/4.1.13$Win32 OpenOffice.org_project/4113m1$Build-9810</meta:generator>
    <dc:date>2023-12-16T13:55:13.83</dc:date>
    <meta:document-statistic meta:table-count="3" meta:cell-count="810" meta:object-count="0"/>
  </office:meta>
</office:document-meta>
</file>